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54a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d54a8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d54a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e8fb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8fb6"/>
    </style:style>
    <style:style style:name="T1" style:family="text">
      <style:text-properties fo:font-variant="normal" fo:text-transform="none" style:font-name="S hne" fo:font-size="12pt" fo:letter-spacing="normal" fo:font-style="normal"/>
    </style:style>
    <style:style style:name="T2" style:family="text">
      <style:text-properties fo:font-variant="normal" fo:text-transform="none" style:font-name="S hne" fo:font-size="12pt" fo:letter-spacing="normal" fo:font-style="normal" fo:font-weight="normal"/>
    </style:style>
    <style:style style:name="T3" style:family="text">
      <style:text-properties fo:font-variant="normal" fo:text-transform="none" style:font-name="S hne" fo:font-size="12pt" fo:letter-spacing="normal" fo:font-style="normal" fo:font-weight="normal" officeooo:rsid="001d54a8"/>
    </style:style>
    <style:style style:name="T4" style:family="text">
      <style:text-properties fo:font-variant="normal" fo:text-transform="none" style:font-name="S hne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style:font-name="S hne" fo:font-size="12pt" fo:letter-spacing="normal" fo:font-style="normal" fo:font-weight="normal" officeooo:rsid="001d54a8" style:font-weight-asian="bold" style:font-weight-complex="bold"/>
    </style:style>
    <style:style style:name="T6" style:family="text">
      <style:text-properties fo:font-variant="normal" fo:text-transform="none" style:font-name="S hne" fo:font-size="12pt" fo:letter-spacing="normal" fo:font-style="normal" fo:font-weight="normal" officeooo:rsid="001e8fb6" style:font-weight-asian="bold" style:font-weight-complex="bold"/>
    </style:style>
    <style:style style:name="T7" style:family="text">
      <style:text-properties fo:font-variant="normal" fo:text-transform="none" style:font-name="S hne" fo:font-size="12pt" fo:letter-spacing="normal" fo:font-style="normal" fo:font-weight="normal" officeooo:rsid="001d54a8" style:font-weight-asian="normal" style:font-weight-complex="normal"/>
    </style:style>
    <style:style style:name="T8" style:family="text">
      <style:text-properties fo:font-variant="normal" fo:text-transform="none" style:font-name="S hne" fo:font-size="12pt" fo:letter-spacing="normal" fo:font-style="normal" fo:font-weight="normal" officeooo:rsid="001e8fb6"/>
    </style:style>
    <style:style style:name="T9" style:family="text">
      <style:text-properties fo:font-variant="normal" fo:text-transform="none" style:font-name="S hne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style:font-name="S hne" fo:font-size="12pt" fo:letter-spacing="normal" fo:font-style="normal" fo:font-weight="bold" officeooo:rsid="001d54a8" style:font-weight-asian="bold" style:font-weight-complex="bold"/>
    </style:style>
    <style:style style:name="T11" style:family="text">
      <style:text-properties fo:font-variant="normal" fo:text-transform="none" fo:color="#ff0000" loext:opacity="100%" style:font-name="S hne" fo:font-size="12pt" fo:letter-spacing="normal" fo:font-style="normal" fo:font-weight="normal" officeooo:rsid="001d54a8"/>
    </style:style>
    <style:style style:name="T12" style:family="text">
      <style:text-properties fo:font-variant="normal" fo:text-transform="none" fo:color="#ff0000" loext:opacity="100%" style:font-name="S hne" fo:font-size="12pt" fo:letter-spacing="normal" fo:font-style="normal" fo:font-weight="normal" officeooo:rsid="001d54a8" style:font-weight-asian="bold" style:font-weight-complex="bold"/>
    </style:style>
    <style:style style:name="T13" style:family="text">
      <style:text-properties fo:font-variant="normal" fo:text-transform="none" fo:color="#ff0000" loext:opacity="100%" style:font-name="S hne" fo:font-size="12pt" fo:letter-spacing="normal" fo:font-style="normal" fo:font-weight="normal" officeooo:rsid="001d54a8" style:font-weight-asian="normal" style:font-weight-complex="normal"/>
    </style:style>
    <style:style style:name="T14" style:family="text">
      <style:text-properties fo:font-variant="normal" fo:text-transform="none" fo:color="#ff0000" loext:opacity="100%" style:font-name="S hne" fo:font-size="12pt" fo:letter-spacing="normal" fo:font-style="normal" fo:font-weight="normal" officeooo:rsid="001e8fb6" style:font-weight-asian="normal" style:font-weight-complex="normal"/>
    </style:style>
    <style:style style:name="T15" style:family="text">
      <style:text-properties fo:font-variant="normal" fo:text-transform="none" fo:color="#ff0000" loext:opacity="100%" style:font-name="S hne" fo:font-size="12pt" fo:letter-spacing="normal" fo:font-style="normal" fo:font-weight="normal" officeooo:rsid="001e8fb6"/>
    </style:style>
    <style:style style:name="T16" style:family="text">
      <style:text-properties fo:font-variant="normal" fo:text-transform="none" fo:color="#000000" loext:opacity="100%" style:font-name="S hne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loext:opacity="100%" style:font-name="S hne" fo:font-size="12pt" fo:letter-spacing="normal" fo:font-style="normal" fo:font-weight="bold" officeooo:rsid="001d54a8" style:font-weight-asian="bold" style:font-weight-complex="bold"/>
    </style:style>
    <style:style style:name="T18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S hne" fo:font-size="12pt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000000" loext:opacity="100%" style:font-name="S hne" fo:font-size="12pt" fo:letter-spacing="normal" fo:font-style="normal" fo:font-weight="normal" officeooo:rsid="001e8fb6" style:font-weight-asian="bold" style:font-weight-complex="bold"/>
    </style:style>
    <style:style style:name="T21" style:family="text">
      <style:text-properties fo:font-variant="normal" fo:text-transform="none" fo:color="#000000" loext:opacity="100%" style:font-name="S hne" fo:font-size="12pt" fo:letter-spacing="normal" fo:font-style="normal" fo:font-weight="normal" officeooo:rsid="001d54a8"/>
    </style:style>
    <style:style style:name="T22" style:family="text">
      <style:text-properties fo:font-variant="normal" fo:text-transform="none" fo:color="#000000" loext:opacity="100%" style:font-name="S hne" fo:font-size="12pt" fo:letter-spacing="normal" fo:font-style="normal" fo:font-weight="normal" officeooo:rsid="001d54a8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S hne" fo:font-size="12pt" fo:letter-spacing="normal" fo:font-style="normal" fo:font-weight="normal" officeooo:rsid="001e8fb6" style:font-weight-asian="normal" style:font-weight-complex="normal"/>
    </style:style>
    <style:style style:name="T24" style:family="text">
      <style:text-properties fo:font-variant="normal" fo:text-transform="none" fo:color="#c9211e" loext:opacity="100%" style:font-name="S hne" fo:font-size="12pt" fo:letter-spacing="normal" fo:font-style="normal" fo:font-weight="normal" officeooo:rsid="001e8fb6"/>
    </style:style>
    <style:style style:name="T25" style:family="text">
      <style:text-properties fo:font-variant="normal" fo:text-transform="none" fo:color="#c9211e" loext:opacity="100%" style:font-name="S hne" fo:font-size="12pt" fo:letter-spacing="normal" fo:font-style="normal" fo:font-weight="normal" officeooo:rsid="001d54a8" style:font-weight-asian="bold" style:font-weight-complex="bold"/>
    </style:style>
    <style:style style:name="T26" style:family="text">
      <style:text-properties fo:font-variant="normal" fo:text-transform="none" fo:color="#202124" loext:opacity="100%" style:font-name="arial" fo:font-size="22.5pt" fo:letter-spacing="normal" fo:font-style="normal" fo:font-weight="normal" style:font-weight-asian="bold" style:font-weight-complex="bold"/>
    </style:style>
    <style:style style:name="T27" style:family="text">
      <style:text-properties officeooo:rsid="001d54a8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weight="bold" officeooo:rsid="001d54a8" style:font-weight-asian="bold" style:font-weight-complex="bold"/>
    </style:style>
    <style:style style:name="T30" style:family="text">
      <style:text-properties fo:color="#000000" loext:opacity="100%" officeooo:rsid="001d5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Find the ascii sum of the characters in your name and surname. (ascii sum of the name ali is 097+ 108+ 105=310) <text:line-break/> </text:span><text:span text:style-name="T10">A) </text:span><text:span text:style-name="T2">Asci iname= </text:span><text:span text:style-name="T11">Batihan</text:span><text:span text:style-name="T3"><text:tab/></text:span><text:span text:style-name="T2"><text:line-break/></text:span><text:span text:style-name="T10">B)</text:span><text:span text:style-name="T3"> </text:span><text:span text:style-name="T2">ASciisurname= </text:span><text:span text:style-name="T11">Malkocoglu</text:span><text:span text:style-name="T2"><text:line-break/></text:span><text:span text:style-name="T10">C)</text:span><text:span text:style-name="T3"> </text:span><text:span text:style-name="T2">ASciitotal= </text:span><text:span text:style-name="T3">sum =</text:span><text:span text:style-name="T11"> 1733</text:span><text:span text:style-name="T2"><text:line-break/></text:span><text:span text:style-name="T10">D) </text:span><text:span text:style-name="T2">Timernumber=(ASciitotal%14)+ 1 </text:span><text:span text:style-name="T3">= </text:span><text:span text:style-name="T15">12</text:span><text:span text:style-name="T2"><text:line-break/></text:span><text:span text:style-name="T10">E)</text:span><text:span text:style-name="T2">ARRNUMBER=65536-1 </text:span><text:span text:style-name="T3">=</text:span><text:span text:style-name="T11">65535 </text:span><text:span text:style-name="T2"><text:line-break/></text:span><text:span text:style-name="T10">F)</text:span><text:span text:style-name="T3"> </text:span><text:span text:style-name="T2">Duration=(ASciisurname%1500)*30 </text:span><text:span text:style-name="T3">=</text:span><text:span text:style-name="T24">3</text:span><text:span text:style-name="T25">1140</text:span><text:span text:style-name="T2"><text:line-break/></text:span><text:span text:style-name="T10">G) </text:span><text:span text:style-name="T2">LEDPINNUMBER=(ASciitotal/ 4)+ 12</text:span> <text:span text:style-name="T27">= </text:span><text:span text:style-name="T13"><text:s/></text:span><text:span text:style-name="T14">44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9">C)</text:span><text:span text:style-name="T30"> sum=&gt;</text:span><text:span text:style-name="T18">B = 066 a = 097 t = 116 i = 105 h = 104 a = 097 n = 110 M = 077 a = 097 l = 108 k = 107 o = 111 c = 099 o = 111 g = 103 l = 108 u = 117</text:span><text:span text:style-name="T28"> </text:span><text:span text:style-name="T30">soo <text:line-break/>==&gt;</text:span><text:span text:style-name="T18">ASciiname =066 + 097 + 116 + 105 + 104 + 097 + 110 + 077 + 097 + 108 + 107 + 111 + 099 + 111 + 103 + 108 + 117 = &gt; </text:span><text:span text:style-name="T21">***1733 =</text:span><text:span text:style-name="T28"> <text:s/></text:span><text:span text:style-name="T18">Asciitotal</text:span><text:span text:style-name="T21">***</text:span></text:p>
      <text:p text:style-name="P3"/>
      <text:p text:style-name="P3"/>
      <text:p text:style-name="P3"><text:span text:style-name="T10">D) </text:span><text:span text:style-name="T2">TimerNumber = (ASciitotal % 14) + 1 = (1733 % 14) + 1 = </text:span><text:span text:style-name="T8">12</text:span></text:p>
      <text:p text:style-name="P3"/>
      <text:p text:style-name="P3"><text:span text:style-name="T10">E) </text:span><text:span text:style-name="T2">ARRNUMBER = 65536 - 1 = 65535</text:span><text:span text:style-name="T1"> </text:span></text:p>
      <text:p text:style-name="P3"/>
      <text:p text:style-name="P3"><text:span text:style-name="T10">F) </text:span><text:span text:style-name="T4">Duration = (ASciisurname % 1500) * 30 = Duration = (ASciisurname % 1500) * 30 = ((077 + 097 + 108 + 107 + 111 + 099 + 111 + 103 + 108 + 117) % 1500) * 30 </text:span></text:p>
      <text:p text:style-name="P3"><text:span text:style-name="T5">=&gt;</text:span><text:span text:style-name="T4">(10</text:span><text:span text:style-name="T6">38</text:span><text:span text:style-name="T4"> % 1500) * 30 = 31140</text:span></text:p>
      <text:p text:style-name="P3"/>
      <text:p text:style-name="P6"><text:span text:style-name="T17">G) </text:span><text:span text:style-name="T19">LEDPINNUMBER = (ASciitotal / 4) + 12 = (1590 / 4) + 12 = </text:span><text:span text:style-name="T20">445.25</text:span><text:span text:style-name="T16"> </text:span><text:span text:style-name="T17"><text:s/></text:span><text:span text:style-name="T22">but we can’t take like 0,</text:span><text:span text:style-name="T23">25</text:span><text:span text:style-name="T22"> soo anwser be </text:span><text:span text:style-name="T23">445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4:38:52.883000000</meta:creation-date>
    <dc:date>2023-04-12T16:08:51.456000000</dc:date>
    <meta:editing-duration>PT28M25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239" meta:character-count="1026" meta:non-whitespace-character-count="784"/>
  </office:meta>
</office:document-meta>
</file>